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6"/>
    <style:style style:name="ce4" style:family="table-cell" style:parent-style-name="Default" style:data-style-name="N37">
      <style:table-cell-properties style:vertical-align="middle" style:cell-protect="protected"/>
    </style:style>
    <style:style style:name="ce5" style:family="table-cell" style:parent-style-name="Default" style:data-style-name="N36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3.43958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OS" table:style-name="ta1">
        <table:table-column table:style-name="co1" table:number-columns-repeated="3" table:default-cell-style-name="ce1"/>
        <table:table-column table:style-name="co2" table:default-cell-style-name="ce2"/>
        <table:table-column table:style-name="co3" table:default-cell-style-name="ce3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2">
            <text:p>PRECIO</text:p>
          </table:table-cell>
          <table:table-cell office:value-type="string" table:style-name="ce3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6.6280000000000001" table:style-name="ce4">
            <text:p>$6.63</text:p>
          </table:table-cell>
          <table:table-cell office:value-type="date" office:date-value="2000-10-22T00:00:00" table:style-name="ce5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currency" office:value="284.57690000000002" table:style-name="ce4">
            <text:p>$284.58</text:p>
          </table:table-cell>
          <table:table-cell office:value-type="date" office:date-value="2002-03-11T00:00:00" table:style-name="ce5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currency" office:value="159.4462" table:style-name="ce4">
            <text:p>$159.45</text:p>
          </table:table-cell>
          <table:table-cell office:value-type="date" office:date-value="2002-05-26T00:00:00" table:style-name="ce5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currency" office:value="93.469399999999993" table:style-name="ce4">
            <text:p>$93.47</text:p>
          </table:table-cell>
          <table:table-cell office:value-type="date" office:date-value="2000-03-20T00:00:00" table:style-name="ce5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currency" office:value="60" table:style-name="ce4">
            <text:p>$60.00</text:p>
          </table:table-cell>
          <table:table-cell office:value-type="date" office:date-value="2000-09-13T00:00:00" table:style-name="ce5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currency" office:value="30.204499999999999" table:style-name="ce4">
            <text:p>$30.20</text:p>
          </table:table-cell>
          <table:table-cell office:value-type="date" office:date-value="2001-03-23T00:00:00" table:style-name="ce5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currency" office:value="103.3356" table:style-name="ce4">
            <text:p>$103.34</text:p>
          </table:table-cell>
          <table:table-cell office:value-type="date" office:date-value="2000-04-11T00:00:00" table:style-name="ce5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currency" office:value="174.23099999999999" table:style-name="ce4">
            <text:p>$174.23</text:p>
          </table:table-cell>
          <table:table-cell office:value-type="date" office:date-value="2000-01-10T00:00:00" table:style-name="ce5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currency" office:value="442.5444" table:style-name="ce4">
            <text:p>$442.54</text:p>
          </table:table-cell>
          <table:table-cell office:value-type="date" office:date-value="2002-09-24T00:00:00" table:style-name="ce5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currency" office:value="168.42529999999999" table:style-name="ce4">
            <text:p>$168.43</text:p>
          </table:table-cell>
          <table:table-cell office:value-type="date" office:date-value="2000-02-04T00:00:00" table:style-name="ce5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currency" office:value="24.398599999999998" table:style-name="ce4">
            <text:p>$24.40</text:p>
          </table:table-cell>
          <table:table-cell office:value-type="date" office:date-value="2001-05-23T00:00:00" table:style-name="ce5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currency" office:value="67.130600000000001" table:style-name="ce4">
            <text:p>$67.13</text:p>
          </table:table-cell>
          <table:table-cell office:value-type="date" office:date-value="2002-08-11T00:00:00" table:style-name="ce5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currency" office:value="1505.3766000000001" table:style-name="ce4">
            <text:p>$1,505.38</text:p>
          </table:table-cell>
          <table:table-cell office:value-type="date" office:date-value="2001-07-03T00:00:00" table:style-name="ce5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currency" office:value="54.091099999999997" table:style-name="ce4">
            <text:p>$54.09</text:p>
          </table:table-cell>
          <table:table-cell office:value-type="date" office:date-value="2000-06-07T00:00:00" table:style-name="ce5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currency" office:value="6.7362000000000002" table:style-name="ce4">
            <text:p>$6.74</text:p>
          </table:table-cell>
          <table:table-cell office:value-type="date" office:date-value="2000-04-17T00:00:00" table:style-name="ce5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currency" office:value="105.05929999999999" table:style-name="ce4">
            <text:p>$105.06</text:p>
          </table:table-cell>
          <table:table-cell office:value-type="date" office:date-value="2001-01-04T00:00:00" table:style-name="ce5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currency" office:value="46.734699999999997" table:style-name="ce4">
            <text:p>$46.73</text:p>
          </table:table-cell>
          <table:table-cell office:value-type="date" office:date-value="2001-02-02T00:00:00" table:style-name="ce5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currency" office:value="101.0566" table:style-name="ce4">
            <text:p>$101.06</text:p>
          </table:table-cell>
          <table:table-cell office:value-type="date" office:date-value="2000-03-18T00:00:00" table:style-name="ce5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currency" office:value="43.272799999999997" table:style-name="ce4">
            <text:p>$43.27</text:p>
          </table:table-cell>
          <table:table-cell office:value-type="date" office:date-value="2001-01-15T00:00:00" table:style-name="ce5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currency" office:value="19.7468" table:style-name="ce4">
            <text:p>$19.75</text:p>
          </table:table-cell>
          <table:table-cell office:value-type="date" office:date-value="2001-07-02T00:00:00" table:style-name="ce5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currency" office:value="11.395200000000001" table:style-name="ce4">
            <text:p>$11.40</text:p>
          </table:table-cell>
          <table:table-cell office:value-type="date" office:date-value="2001-09-04T00:00:00" table:style-name="ce5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currency" office:value="522.69299999999998" table:style-name="ce4">
            <text:p>$522.69</text:p>
          </table:table-cell>
          <table:table-cell office:value-type="date" office:date-value="2001-07-10T00:00:00" table:style-name="ce5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currency" office:value="111.64400000000001" table:style-name="ce4">
            <text:p>$111.64</text:p>
          </table:table-cell>
          <table:table-cell office:value-type="date" office:date-value="2000-11-11T00:00:00" table:style-name="ce5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currency" office:value="75.273099999999999" table:style-name="ce4">
            <text:p>$75.27</text:p>
          </table:table-cell>
          <table:table-cell office:value-type="date" office:date-value="2001-06-25T00:00:00" table:style-name="ce5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currency" office:value="143.702" table:style-name="ce4">
            <text:p>$143.70</text:p>
          </table:table-cell>
          <table:table-cell office:value-type="date" office:date-value="2000-11-25T00:00:00" table:style-name="ce5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currency" office:value="500000" table:style-name="ce4">
            <text:p>$500,000.00</text:p>
          </table:table-cell>
          <table:table-cell office:value-type="date" office:date-value="2002-04-05T00:00:00" table:style-name="ce5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currency" office:value="43.914700000000003" table:style-name="ce4">
            <text:p>$43.91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currency" office:value="360.0736" table:style-name="ce4">
            <text:p>$360.07</text:p>
          </table:table-cell>
          <table:table-cell office:value-type="date" office:date-value="2001-05-03T00:00:00" table:style-name="ce5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9.0584000000000007" table:style-name="ce4">
            <text:p>$9.06</text:p>
          </table:table-cell>
          <table:table-cell office:value-type="date" office:date-value="2002-02-20T00:00:00" table:style-name="ce5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currency" office:value="57.25" table:style-name="ce4">
            <text:p>$57.25</text:p>
          </table:table-cell>
          <table:table-cell office:value-type="date" office:date-value="2001-04-15T00:00:00" table:style-name="ce5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currency" office:value="439.1764" table:style-name="ce4">
            <text:p>$439.18</text:p>
          </table:table-cell>
          <table:table-cell office:value-type="date" office:date-value="2002-01-03T00:00:00" table:style-name="ce5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currency" office:value="29.043399999999998" table:style-name="ce4">
            <text:p>$29.04</text:p>
          </table:table-cell>
          <table:table-cell office:value-type="date" office:date-value="2000-02-23T00:00:00" table:style-name="ce5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currency" office:value="39.760599999999997" table:style-name="ce4">
            <text:p>$39.76</text:p>
          </table:table-cell>
          <table:table-cell office:value-type="date" office:date-value="2001-05-27T00:00:00" table:style-name="ce5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currency" office:value="22.069199999999999" table:style-name="ce4">
            <text:p>$22.07</text:p>
          </table:table-cell>
          <table:table-cell office:value-type="date" office:date-value="2002-08-10T00:00:00" table:style-name="ce5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currency" office:value="15.095000000000001" table:style-name="ce4">
            <text:p>$15.10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currency" office:value="4.3273000000000001" table:style-name="ce4">
            <text:p>$4.33</text:p>
          </table:table-cell>
          <table:table-cell office:value-type="date" office:date-value="2002-05-12T00:00:00" table:style-name="ce5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currency" office:value="270" table:style-name="ce4">
            <text:p>$270.00</text:p>
          </table:table-cell>
          <table:table-cell office:value-type="date" office:date-value="2000-02-14T00:00:00" table:style-name="ce5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currency" office:value="127.7704" table:style-name="ce4">
            <text:p>$127.77</text:p>
          </table:table-cell>
          <table:table-cell office:value-type="date" office:date-value="2002-09-02T00:00:00" table:style-name="ce5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currency" office:value="144" table:style-name="ce4">
            <text:p>$144.00</text:p>
          </table:table-cell>
          <table:table-cell office:value-type="date" office:date-value="2002-05-05T00:00:00" table:style-name="ce5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currency" office:value="21.6" table:style-name="ce4">
            <text:p>$21.60</text:p>
          </table:table-cell>
          <table:table-cell office:value-type="date" office:date-value="2002-02-02T00:00:00" table:style-name="ce5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currency-style style:name="N37">
      <number:currency-symbol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uan</meta:initial-creator>
    <dc:creator>Alexander</dc:creator>
    <meta:creation-date>2015-07-21T10:08:22Z</meta:creation-date>
    <dc:date>2022-09-25T00:15:35Z</dc:date>
  </office:meta>
</office:document-meta>
</file>